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2" style:family="table">
      <style:table-properties style:width="17cm" table:align="left"/>
    </style:style>
    <style:style style:name="Tabela2.A" style:family="table-column">
      <style:table-column-properties style:column-width="3.798cm"/>
    </style:style>
    <style:style style:name="Tabela2.B" style:family="table-column">
      <style:table-column-properties style:column-width="6.181cm"/>
    </style:style>
    <style:style style:name="Tabela2.C" style:family="table-column">
      <style:table-column-properties style:column-width="7.022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paragraph-rsid="0004ade1"/>
    </style:style>
    <style:style style:name="P2" style:family="paragraph" style:parent-style-name="Heading_20_3">
      <style:text-properties officeooo:paragraph-rsid="0004ade1"/>
    </style:style>
    <style:style style:name="P3" style:family="paragraph" style:parent-style-name="Heading_20_4">
      <style:text-properties officeooo:paragraph-rsid="0004ade1"/>
    </style:style>
    <style:style style:name="P4" style:family="paragraph" style:parent-style-name="Heading_20_5">
      <style:text-properties officeooo:paragraph-rsid="0004ade1"/>
    </style:style>
    <style:style style:name="P5" style:family="paragraph" style:parent-style-name="Heading_20_6">
      <style:text-properties officeooo:paragraph-rsid="0004ade1"/>
    </style:style>
    <style:style style:name="P6" style:family="paragraph" style:parent-style-name="Heading_20_6">
      <style:text-properties fo:font-size="10pt" officeooo:paragraph-rsid="0004ade1" style:font-size-asian="10pt" style:font-size-complex="10pt"/>
    </style:style>
    <style:style style:name="P7" style:family="paragraph" style:parent-style-name="Horizontal_20_Line">
      <style:text-properties officeooo:paragraph-rsid="0004ade1"/>
    </style:style>
    <style:style style:name="P8" style:family="paragraph" style:parent-style-name="Preformatted_20_Text" style:list-style-name="L7">
      <style:paragraph-properties fo:margin-top="0cm" fo:margin-bottom="0.499cm" style:contextual-spacing="false" style:writing-mode="lr-tb"/>
      <style:text-properties officeooo:paragraph-rsid="0004ade1"/>
    </style:style>
    <style:style style:name="P9" style:family="paragraph" style:parent-style-name="Preformatted_20_Text">
      <style:paragraph-properties style:writing-mode="lr-tb"/>
      <style:text-properties officeooo:paragraph-rsid="0004ade1"/>
    </style:style>
    <style:style style:name="P10" style:family="paragraph" style:parent-style-name="Preformatted_20_Text">
      <style:paragraph-properties fo:margin-top="0cm" fo:margin-bottom="0.499cm" style:contextual-spacing="false" style:writing-mode="lr-tb"/>
      <style:text-properties officeooo:paragraph-rsid="0004ade1"/>
    </style:style>
    <style:style style:name="P11" style:family="paragraph" style:parent-style-name="Standard">
      <style:text-properties fo:font-weight="bold" officeooo:rsid="0004ade1" officeooo:paragraph-rsid="0004ade1" style:font-weight-asian="bold" style:font-weight-complex="bold"/>
    </style:style>
    <style:style style:name="P12" style:family="paragraph" style:parent-style-name="Standard">
      <style:text-properties style:text-underline-style="none" officeooo:paragraph-rsid="0004ade1"/>
    </style:style>
    <style:style style:name="P13" style:family="paragraph" style:parent-style-name="Table_20_Contents">
      <style:text-properties officeooo:paragraph-rsid="0004ade1"/>
    </style:style>
    <style:style style:name="P14" style:family="paragraph" style:parent-style-name="Table_20_Heading">
      <style:text-properties officeooo:paragraph-rsid="0004ade1"/>
    </style:style>
    <style:style style:name="P15" style:family="paragraph" style:parent-style-name="Text_20_body" style:list-style-name="L1">
      <style:text-properties officeooo:paragraph-rsid="0004ade1"/>
    </style:style>
    <style:style style:name="P16" style:family="paragraph" style:parent-style-name="Text_20_body" style:list-style-name="L6">
      <style:text-properties officeooo:paragraph-rsid="0004ade1"/>
    </style:style>
    <style:style style:name="P17" style:family="paragraph" style:parent-style-name="Text_20_body" style:list-style-name="L7">
      <style:text-properties officeooo:paragraph-rsid="0004ade1"/>
    </style:style>
    <style:style style:name="P18" style:family="paragraph" style:parent-style-name="Text_20_body" style:list-style-name="L8">
      <style:text-properties officeooo:paragraph-rsid="0004ade1"/>
    </style:style>
    <style:style style:name="P19" style:family="paragraph" style:parent-style-name="Text_20_body" style:list-style-name="L9">
      <style:text-properties officeooo:paragraph-rsid="0004ade1"/>
    </style:style>
    <style:style style:name="P20" style:family="paragraph" style:parent-style-name="Text_20_body">
      <style:text-properties officeooo:paragraph-rsid="0004ade1"/>
    </style:style>
    <style:style style:name="P21" style:family="paragraph" style:parent-style-name="Text_20_body" style:list-style-name="L10">
      <style:text-properties officeooo:paragraph-rsid="0004ade1"/>
    </style:style>
    <style:style style:name="P22" style:family="paragraph" style:parent-style-name="Text_20_body" style:list-style-name="L13">
      <style:text-properties officeooo:paragraph-rsid="0004ade1"/>
    </style:style>
    <style:style style:name="P23" style:family="paragraph" style:parent-style-name="Text_20_body" style:list-style-name="L14">
      <style:text-properties officeooo:paragraph-rsid="0004ade1"/>
    </style:style>
    <style:style style:name="P24" style:family="paragraph" style:parent-style-name="Text_20_body">
      <style:text-properties fo:font-weight="bold" officeooo:paragraph-rsid="0004ade1" style:font-weight-asian="bold" style:font-weight-complex="bold"/>
    </style:style>
    <style:style style:name="P25" style:family="paragraph" style:parent-style-name="Text_20_body" style:list-style-name="L15">
      <style:text-properties officeooo:paragraph-rsid="0004ade1"/>
    </style:style>
    <style:style style:name="P26" style:family="paragraph" style:parent-style-name="Text_20_body" style:list-style-name="L18">
      <style:text-properties officeooo:paragraph-rsid="0004ade1"/>
    </style:style>
    <style:style style:name="P27" style:family="paragraph" style:parent-style-name="Text_20_body" style:list-style-name="L19">
      <style:text-properties officeooo:paragraph-rsid="0004ade1"/>
    </style:style>
    <style:style style:name="P28" style:family="paragraph" style:parent-style-name="Text_20_body">
      <style:text-properties fo:font-size="24pt" fo:font-weight="bold" officeooo:rsid="0004ade1" officeooo:paragraph-rsid="0004ade1" style:font-size-asian="24pt" style:font-weight-asian="bold" style:font-size-complex="24pt" style:font-weight-complex="bold"/>
    </style:style>
    <style:style style:name="P29" style:family="paragraph" style:parent-style-name="Text_20_body">
      <style:text-properties fo:font-size="24pt" style:text-underline-style="solid" style:text-underline-width="auto" style:text-underline-color="font-color" fo:font-weight="bold" officeooo:rsid="0004ade1" officeooo:paragraph-rsid="0004ade1" style:font-size-asian="24pt" style:font-weight-asian="bold" style:font-size-complex="24pt" style:font-weight-complex="bold"/>
    </style:style>
    <style:style style:name="T1" style:family="text">
      <style:text-properties officeooo:rsid="0004ade1"/>
    </style:style>
    <style:style style:name="T2" style:family="text">
      <style:text-properties fo:font-size="24pt" style:text-underline-style="solid" style:text-underline-width="auto" style:text-underline-color="font-color" fo:font-weight="bold" officeooo:rsid="0004ade1" style:font-size-asian="24pt" style:font-weight-asian="bold" style:font-size-complex="24pt" style:font-weight-complex="bold"/>
    </style:style>
    <style:style style:name="T3" style:family="text">
      <style:text-properties fo:font-size="24pt" fo:font-weight="bold" officeooo:rsid="0004ade1" style:font-size-asian="24pt" style:font-weight-asian="bold" style:font-size-complex="24pt" style:font-weight-complex="bold"/>
    </style:style>
    <style:style style:name="T4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1. DEBUG ATTRIBUTES OF PYTHON FUNCTION</text:p>
      <text:h text:style-name="P4" text:outline-level="5"><text:span text:style-name="T1">Prompt</text:span>:</text:h>
      <text:p text:style-name="P20">what attributes you need to write when writing yf.pdr_override()?</text:p>
      <text:h text:style-name="P6" text:outline-level="6"><text:span text:style-name="T1">Chat Answer</text:span>:</text:h>
      <text:p text:style-name="P20">Good question! Let’s clarify how <text:span text:style-name="Source_20_Text">yf.pdr_override()</text:span> works.</text:p>
      <text:p text:style-name="P7"/>
      <text:h text:style-name="P2" text:outline-level="3">📌 Background</text:h>
      <text:list text:style-name="L1">
        <text:list-item>
          <text:p text:style-name="P15">The function <text:span text:style-name="Source_20_Text">yf.pdr_override()</text:span> is part of the <text:span text:style-name="Strong_20_Emphasis">yfinance</text:span> Python package.</text:p>
        </text:list-item>
        <text:list-item>
          <text:p text:style-name="P15">It allows you to use <text:span text:style-name="Strong_20_Emphasis">Yahoo Finance</text:span> as a backend when calling <text:span text:style-name="Source_20_Text">pandas_datareader.data.get_data_yahoo()</text:span>.</text:p>
        </text:list-item>
        <text:list-item>
          <text:p text:style-name="P15">By default, <text:span text:style-name="Source_20_Text">pandas_datareader</text:span>’s Yahoo Finance API is broken (since Yahoo shut it down), so this override lets you continue using the same familiar function names.</text:p>
        </text:list-item>
      </text:list>
      <text:p text:style-name="P7"/>
      <text:h text:style-name="P2" text:outline-level="3">✅ Usage</text:h>
      <text:p text:style-name="P20">You <text:span text:style-name="Strong_20_Emphasis">do not pass any attributes/arguments</text:span> to <text:span text:style-name="Source_20_Text">yf.pdr_override()</text:span>.<text:line-break/>It’s simply called once to “patch” <text:span text:style-name="Source_20_Text">pandas_datareader</text:span>.</text:p>
      <text:p text:style-name="P9"><text:span text:style-name="Source_20_Text">import yfinance as yf</text:span></text:p>
      <text:p text:style-name="P9"><text:span text:style-name="Source_20_Text">from pandas_datareader import data as pdr</text:span></text:p>
      <text:p text:style-name="P9"/>
      <text:p text:style-name="P9"><text:span text:style-name="Source_20_Text"># Override pandas_datareader’s get_data_yahoo() to use yfinance</text:span></text:p>
      <text:p text:style-name="P9"><text:span text:style-name="Source_20_Text">yf.pdr_override()</text:span></text:p>
      <text:p text:style-name="P9"/>
      <text:p text:style-name="P9"><text:span text:style-name="Source_20_Text"># Now you can fetch data with the usual pandas_datareader syntax</text:span></text:p>
      <text:p text:style-name="P9"><text:span text:style-name="Source_20_Text">df = pdr.get_data_yahoo("AAPL", start="2022-01-01", end="2022-12-31")</text:span></text:p>
      <text:p text:style-name="P10"><text:span text:style-name="Source_20_Text">print(df.head())</text:span></text:p>
      <text:p text:style-name="P7"/>
      <text:h text:style-name="P2" text:outline-level="3">⚙️ Parameters?</text:h>
      <text:list text:style-name="L6">
        <text:list-item>
          <text:p text:style-name="P16"><text:span text:style-name="Source_20_Text">yf.pdr_override()</text:span><text:span text:style-name="Strong_20_Emphasis"> takes no parameters</text:span>.</text:p>
        </text:list-item>
        <text:list-item>
          <text:p text:style-name="P16">It just replaces the internals of <text:span text:style-name="Source_20_Text">pandas_datareader</text:span> functions like <text:span text:style-name="Source_20_Text">get_data_yahoo</text:span> with yfinance versions.</text:p>
        </text:list-item>
      </text:list>
      <text:p text:style-name="P7"/>
      <text:p text:style-name="P20">👉 So the only “attribute” you need is <text:span text:style-name="Strong_20_Emphasis">just calling it with parentheses</text:span>:</text:p>
      <text:p text:style-name="P10"><text:span text:style-name="Source_20_Text">yf.pdr_override()</text:span></text:p>
      <text:p text:style-name="P7"/>
      <text:p text:style-name="P20"><text:soft-page-break/>Would you like me to also show you the <text:span text:style-name="Strong_20_Emphasis">difference between using </text:span><text:span text:style-name="Source_20_Text">yf.download()</text:span><text:span text:style-name="Strong_20_Emphasis"> directly</text:span> vs. <text:span text:style-name="Source_20_Text">pdr.get_data_yahoo()</text:span> with <text:span text:style-name="Source_20_Text">yf.pdr_override()</text:span>?</text:p>
      <text:h text:style-name="P4" text:outline-level="5">You said:</text:h>
      <text:p text:style-name="P20">yes please</text:p>
      <text:h text:style-name="P5" text:outline-level="6">ChatGPT said:</text:h>
      <text:p text:style-name="P20">Perfect 👍 Let’s compare <text:span text:style-name="Source_20_Text">yf.download()</text:span> vs. <text:span text:style-name="Source_20_Text">pdr.get_data_yahoo()</text:span> after <text:span text:style-name="Source_20_Text">yf.pdr_override()</text:span>.</text:p>
      <text:p text:style-name="P7"/>
      <text:h text:style-name="P1" text:outline-level="2">🔹 1. Using <text:span text:style-name="Source_20_Text">yf.download()</text:span> (direct yfinance)</text:h>
      <text:p text:style-name="P20">This is the <text:span text:style-name="Strong_20_Emphasis">native</text:span> yfinance method.</text:p>
      <text:p text:style-name="P9"><text:span text:style-name="Source_20_Text">import yfinance as yf</text:span></text:p>
      <text:p text:style-name="P9"/>
      <text:p text:style-name="P9"><text:span text:style-name="Source_20_Text">df = yf.download("AAPL", start="2022-01-01", end="2022-12-31")</text:span></text:p>
      <text:p text:style-name="P10"><text:span text:style-name="Source_20_Text">print(df.head())</text:span></text:p>
      <text:p text:style-name="P20">✅ Features:</text:p>
      <text:list text:style-name="L7">
        <text:list-item>
          <text:p text:style-name="P17">Fast and simple.</text:p>
        </text:list-item>
        <text:list-item>
          <text:p text:style-name="P17">Supports multiple tickers:</text:p>
          <text:p text:style-name="P8"><text:span text:style-name="Source_20_Text">yf.download(["AAPL", "MSFT", "GOOG"], start="2022-01-01", end="2022-12-31")</text:span></text:p>
        </text:list-item>
        <text:list-item>
          <text:p text:style-name="P17">Returns a DataFrame with OHLCV data (Open, High, Low, Close, Adj Close, Volume).</text:p>
        </text:list-item>
      </text:list>
      <text:p text:style-name="P7"/>
      <text:h text:style-name="P1" text:outline-level="2">🔹 2. Using <text:span text:style-name="Source_20_Text">pdr.get_data_yahoo()</text:span> with <text:span text:style-name="Source_20_Text">yf.pdr_override()</text:span></text:h>
      <text:p text:style-name="P20">This lets you keep using the <text:span text:style-name="Strong_20_Emphasis">pandas_datareader API</text:span> but with Yahoo Finance behind the scenes.</text:p>
      <text:p text:style-name="P9"><text:span text:style-name="Source_20_Text">import yfinance as yf</text:span></text:p>
      <text:p text:style-name="P9"><text:span text:style-name="Source_20_Text">from pandas_datareader import data as pdr</text:span></text:p>
      <text:p text:style-name="P9"/>
      <text:p text:style-name="P9"><text:span text:style-name="Source_20_Text"># Patch pandas_datareader</text:span></text:p>
      <text:p text:style-name="P9"><text:span text:style-name="Source_20_Text">yf.pdr_override()</text:span></text:p>
      <text:p text:style-name="P9"/>
      <text:p text:style-name="P9"><text:span text:style-name="Source_20_Text"># Now get data through pdr</text:span></text:p>
      <text:p text:style-name="P9"><text:span text:style-name="Source_20_Text">df = pdr.get_data_yahoo("AAPL", start="2022-01-01", end="2022-12-31")</text:span></text:p>
      <text:p text:style-name="P10"><text:span text:style-name="Source_20_Text">print(df.head())</text:span></text:p>
      <text:p text:style-name="P20">✅ Features:</text:p>
      <text:list text:style-name="L8">
        <text:list-item>
          <text:p text:style-name="P18">Useful if you already have code written with <text:span text:style-name="Source_20_Text">pandas_datareader</text:span>.</text:p>
        </text:list-item>
        <text:list-item>
          <text:p text:style-name="P18">Lets you swap Yahoo Finance backends without rewriting old code.</text:p>
        </text:list-item>
        <text:list-item>
          <text:p text:style-name="P18"><text:soft-page-break/>Returns almost the same DataFrame as <text:span text:style-name="Source_20_Text">yf.download()</text:span>, but column naming may differ slightly.</text:p>
        </text:list-item>
      </text:list>
      <text:p text:style-name="P7"/>
      <text:h text:style-name="P1" text:outline-level="2">🔹 Differences at a glance</text:h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P14">Feature</text:p>
            </table:table-cell>
            <table:table-cell table:style-name="Tabela2.A1" office:value-type="string">
              <text:p text:style-name="P14"><text:span text:style-name="Source_20_Text">yf.download()</text:span></text:p>
            </table:table-cell>
            <table:table-cell table:style-name="Tabela2.A1" office:value-type="string">
              <text:p text:style-name="P14"><text:span text:style-name="Source_20_Text">pdr.get_data_yahoo()</text:span> + <text:span text:style-name="Source_20_Text">yf.pdr_override()</text:span></text:p>
            </table:table-cell>
          </table:table-row>
        </table:table-header-rows>
        <table:table-row>
          <table:table-cell table:style-name="Tabela2.A1" office:value-type="string">
            <text:p text:style-name="P13"><text:span text:style-name="Strong_20_Emphasis">Native method</text:span></text:p>
          </table:table-cell>
          <table:table-cell table:style-name="Tabela2.A1" office:value-type="string">
            <text:p text:style-name="P13">Yes</text:p>
          </table:table-cell>
          <table:table-cell table:style-name="Tabela2.A1" office:value-type="string">
            <text:p text:style-name="P13">No (patched)</text:p>
          </table:table-cell>
        </table:table-row>
        <table:table-row>
          <table:table-cell table:style-name="Tabela2.A1" office:value-type="string">
            <text:p text:style-name="P13"><text:span text:style-name="Strong_20_Emphasis">Ease of use</text:span></text:p>
          </table:table-cell>
          <table:table-cell table:style-name="Tabela2.A1" office:value-type="string">
            <text:p text:style-name="P13">Very simple</text:p>
          </table:table-cell>
          <table:table-cell table:style-name="Tabela2.A1" office:value-type="string">
            <text:p text:style-name="P13">Slightly more verbose</text:p>
          </table:table-cell>
        </table:table-row>
        <table:table-row>
          <table:table-cell table:style-name="Tabela2.A1" office:value-type="string">
            <text:p text:style-name="P13"><text:span text:style-name="Strong_20_Emphasis">Backward compatibility</text:span></text:p>
          </table:table-cell>
          <table:table-cell table:style-name="Tabela2.A1" office:value-type="string">
            <text:p text:style-name="P13">New code style</text:p>
          </table:table-cell>
          <table:table-cell table:style-name="Tabela2.A1" office:value-type="string">
            <text:p text:style-name="P13">Great for legacy code</text:p>
          </table:table-cell>
        </table:table-row>
        <table:table-row>
          <table:table-cell table:style-name="Tabela2.A1" office:value-type="string">
            <text:p text:style-name="P13"><text:span text:style-name="Strong_20_Emphasis">Ticker format</text:span></text:p>
          </table:table-cell>
          <table:table-cell table:style-name="Tabela2.A1" office:value-type="string">
            <text:p text:style-name="P13">Works with list of tickers</text:p>
          </table:table-cell>
          <table:table-cell table:style-name="Tabela2.A1" office:value-type="string">
            <text:p text:style-name="P13">Single ticker only</text:p>
          </table:table-cell>
        </table:table-row>
        <table:table-row>
          <table:table-cell table:style-name="Tabela2.A1" office:value-type="string">
            <text:p text:style-name="P13"><text:span text:style-name="Strong_20_Emphasis">Extra params</text:span></text:p>
          </table:table-cell>
          <table:table-cell table:style-name="Tabela2.A1" office:value-type="string">
            <text:p text:style-name="P13"><text:span text:style-name="Source_20_Text">interval</text:span>, <text:span text:style-name="Source_20_Text">group_by</text:span>, <text:span text:style-name="Source_20_Text">auto_adjust</text:span>, etc.</text:p>
          </table:table-cell>
          <table:table-cell table:style-name="Tabela2.A1" office:value-type="string">
            <text:p text:style-name="P13">Only <text:span text:style-name="Source_20_Text">start</text:span>, <text:span text:style-name="Source_20_Text">end</text:span> supported</text:p>
          </table:table-cell>
        </table:table-row>
      </table:table>
      <text:p text:style-name="P7"/>
      <text:p text:style-name="P20">👉 <text:span text:style-name="Strong_20_Emphasis">Rule of thumb</text:span>:</text:p>
      <text:list text:style-name="L9">
        <text:list-item>
          <text:p text:style-name="P19">Use <text:span text:style-name="Source_20_Text">yf.download()</text:span> for new projects (more features, flexibility).</text:p>
        </text:list-item>
        <text:list-item>
          <text:p text:style-name="P19">Use <text:span text:style-name="Source_20_Text">pdr.get_data_yahoo()</text:span><text:span text:style-name="Strong_20_Emphasis"> + </text:span><text:span text:style-name="Source_20_Text">yf.pdr_override()</text:span> if you already have code written with <text:span text:style-name="Source_20_Text">pandas_datareader</text:span> and don’t want to rewrite it.</text:p>
        </text:list-item>
      </text:list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<text:span text:style-name="T3">2. DEBUG PARAMETERS OF PYTHON LIBRARY</text:span></text:p>
      <text:p text:style-name="P11">Prompt:</text:p>
      <text:p text:style-name="P20">I have an error in cufflinks library, what do I need to change? </text:p>
      <text:p text:style-name="P20">This is my code: </text:p>
      <text:p text:style-name="P20"># Plot Candlestick figure using Cufflinks QuantFig module </text:p>
      <text:p text:style-name="P20">figure = cf.QuantFig(stock_df, title = 'Amazon.com, Inc. (AMZN) Candlestick Chart', name = 'AMZN') figure.add_sma(periods =[14, 21], column = 'Close', color = ['magenta', 'green']) figure.iplot(theme = 'white', up_color = 'green', down_color = 'red') </text:p>
      <text:p text:style-name="P20">This is the error message: </text:p>
      <text:p text:style-name="P20">ValueError Traceback (most recent call last) Cell In[87], line 4 2 figure = cf.QuantFig(stock_df, title = 'Amazon.com, Inc. (AMZN) Candlestick Chart', name = 'AMZN') 3 figure.add_sma(periods =[14, 21], column = 'Close', color = ['magenta', 'green']) ----&gt; 4 figure.iplot(theme = 'white', up_color = 'green', down_color = 'red') File C:\ProgramData\anaconda3\Lib\site-packages\cufflinks\quant_figure.py:1235, in QuantFig.iplot(self, **kwargs) 1233 kwargs.update(slice=_slice,resample=_resample) 1234 for k,v in list(self.studies.items()): -&gt; 1235 study_fig=self._get_study_figure(k,**kwargs) 1236 study_fig=tools.fig_to_dict(study_fig) 1237 if 'yaxis' in study_fig['layout']: File C:\ProgramData\anaconda3\Lib\site-packages\cufflinks\quant_figure.py:1073, in QuantFig._get_study_figure(self, study_id, **kwargs) 1071 if kind in ('sma','ema','atr','adx','dmi','ptps'): 1072 local_kwargs,params=get_params([],params,display) -&gt; 1073 fig=df.ta_figure(study=kind,**params) 1075 if kind=='boll': 1076 local_kwargs,params=get_params(['fill','fillcolor'],params,display) File C:\ProgramData\anaconda3\Lib\site-packages\cufflinks\plotlytools.py:1485, in _ta_figure(self, **kwargs) 1476 """ 1477 Generates a Plotly figure for the given DataFrame 1478 (...) 1482 help(cufflinks.pd.DataFrame.iplot) 1483 """ 1484 kwargs['asFigure']=True -&gt; 1485 return self.ta_plot(**kwargs) File C:\ProgramData\anaconda3\Lib\site-packages\cufflinks\plotlytools.py:1631, in _ta_plot(self, study, periods, column, include, str, detail, theme, sharing, filename, asFigure, **iplot_kwargs) 1628 ta_func = eval('ta.{0}'.format(study)) 1630 inset=study in ('sma','boll','ema','atr','ptps') -&gt; 1631 figure=get_study(self,ta_func,iplot_kwargs,iplot_study_kwargs,include=include, 1632 column=column,str=str,inset=inset) 1634 ## Add Bands 1635 if study in ('rsi','cci'): File C:\ProgramData\anaconda3\Lib\site-packages\cufflinks\plotlytools.py:1605, in _ta_plot.&lt;locals&gt;.get_study(df, func, iplot_kwargs, iplot_study_kwargs, str, include, column, inset) 1603 if 'legend' in iplot_kwargs: 1604 iplot_study_kwargs['legend']=iplot_kwargs['legend'] -&gt; 1605 fig_0=df.figure(**iplot_kwargs) 1606 df_ta=func(df,column=column,include=False,str=str,**study_kwargs) 1607 kind=iplot_kwargs['kind'] if 'kind' in iplot_kwargs else '' File C:\ProgramData\anaconda3\Lib\site-packages\cufflinks\plotlytools.py:1296, in _figure(self, **kwargs) 1287 """ 1288 Generates a Plotly figure for the given DataFrame 1289 (...) 1293 help(cufflinks.pd.DataFrame.iplot) 1294 """ 1295 kwargs['asFigure']=True -&gt; 1296 return self.iplot(**kwargs) File C:\ProgramData\anaconda3\Lib\site-packages\cufflinks\plotlytools.py:839, in _iplot(self, kind, data, layout, filename, sharing, title, xTitle, yTitle, zTitle, theme, colors, colorscale, fill, width, dash, mode, interpolation, symbol, size, <text:soft-page-break/>barmode, sortbars, bargap, bargroupgap, bins, histnorm, histfunc, orientation, boxpoints, annotations, keys, bestfit, bestfit_colors, mean, mean_colors, categories, x, y, z, text, gridcolor, zerolinecolor, margin, labels, values, secondary_y, secondary_y_title, subplots, shape, error_x, error_y, error_type, locations, lon, lat, asFrame, asDates, asFigure, asImage, dimensions, asPlot, asUrl, online, **kwargs) 837 if not isinstance(text,list): 838 text=self[text].values --&gt; 839 data=df.to_iplot(colors=colors,colorscale=colorscale,kind=kind,interpolation=interpolation,fill=fill,width=width,dash=dash,sortbars=sortbars,keys=keys, 840 bestfit=bestfit,bestfit_colors=bestfit_colors,mean=mean,mean_colors=mean_colors,asDates=asDates,mode=mode,symbol=symbol,size=size, 841 text=text,**kwargs) 842 trace_kw=check_kwargs(kwargs,TRACE_KWARGS) 843 for trace in data: File C:\ProgramData\anaconda3\Lib\site-packages\cufflinks\plotlytools.py:161, in _to_iplot(self, colors, colorscale, kind, mode, interpolation, symbol, size, fill, width, dash, sortbars, keys, bestfit, bestfit_colors, opacity, mean, mean_colors, asDates, asTimestamp, text, **kwargs) 159 lines_plotly=[Bar(lines[key]).to_plotly_json() for key in keys] 160 else: --&gt; 161 lines_plotly=[Scatter(lines[key]).to_plotly_json() for key in keys] 162 for trace in lines_plotly: 163 if isinstance(trace['name'],pd.Timestamp): File C:\ProgramData\anaconda3\Lib\site-packages\plotly\graph_objs\_scatter.py:3530, in Scatter.__init__(self, arg, alignmentgroup, cliponaxis, connectgaps, customdata, customdatasrc, dx, dy, error_x, error_y, fill, fillcolor, fillgradient, fillpattern, groupnorm, hoverinfo, hoverinfosrc, hoverlabel, hoveron, hovertemplate, hovertemplatesrc, hovertext, hovertextsrc, ids, idssrc, legend, legendgroup, legendgrouptitle, legendrank, legendwidth, line, marker, meta, metasrc, mode, name, offsetgroup, opacity, orientation, selected, selectedpoints, showlegend, stackgaps, stackgroup, stream, text, textfont, textposition, textpositionsrc, textsrc, texttemplate, texttemplatesrc, uid, uirevision, unselected, visible, x, x0, xaxis, xcalendar, xhoverformat, xperiod, xperiod0, xperiodalignment, xsrc, y, y0, yaxis, ycalendar, yhoverformat, yperiod, yperiod0, yperiodalignment, ysrc, zorder, **kwargs) 3528 _v = line if line is not None else _v 3529 if _v is not None: -&gt; 3530 self["line"] = _v 3531 _v = arg.pop("marker", None) 3532 _v = marker if marker is not None else _v File C:\ProgramData\anaconda3\Lib\site-packages\plotly\basedatatypes.py:4860, in BasePlotlyType.__setitem__(self, prop, value) 4858 # ### Handle compound property ### 4859 if isinstance(validator, CompoundValidator): -&gt; 4860 self._set_compound_prop(prop, value) 4862 # ### Handle compound array property ### 4863 elif isinstance(validator, (CompoundArrayValidator, BaseDataValidator)): File C:\ProgramData\anaconda3\Lib\site-packages\plotly\basedatatypes.py:5271, in BasePlotlyType._set_compound_prop(self, prop, val) 5268 # Import value 5269 # ------------ 5270 validator = self._get_validator(prop) -&gt; 5271 val = validator.validate_coerce(val, skip_invalid=self._skip_invalid) 5273 # Save deep copies of current and new states 5274 # ------------------------------------------ 5275 curr_val = self._compound_props.get(prop, None) File C:\ProgramData\anaconda3\Lib\site-packages\_plotly_utils\basevalidators.py:2512, in CompoundValidator.validate_coerce(self, v, skip_invalid, _validate) 2509 v = self.data_class() 2511 elif isinstance(v, dict): -&gt; 2512 v = self.data_class(v, skip_invalid=skip_invalid, _validate=_validate) 2514 elif isinstance(v, self.data_class): 2515 # Copy object 2516 v = self.data_class(v) File C:\ProgramData\anaconda3\Lib\site-packages\plotly\graph_objs\scatter\_line.py:374, in Line.__init__(self, arg, backoff, backoffsrc, color, dash, shape, simplify, smoothing, width, **kwargs) 372 _v = color if color is not None else _v 373 if _v is not None: --&gt; 374 self["color"] = _v 375 _v = arg.pop("dash", None) 376 _v = dash if dash is not None else _v File C:\ProgramData\anaconda3\Lib\site-packages\plotly\basedatatypes.py:4868, in BasePlotlyType.__setitem__(self, prop, value) 4864 self._set_array_prop(prop, value) 4866 # ### <text:soft-page-break/>Handle simple property ### 4867 else: -&gt; 4868 self._set_prop(prop, value) 4869 else: 4870 # Make sure properties dict is initialized 4871 self._init_props() File C:\ProgramData\anaconda3\Lib\site-packages\plotly\basedatatypes.py:5212, in BasePlotlyType._set_prop(self, prop, val) 5210 return 5211 else: -&gt; 5212 raise err 5214 # val is None 5215 # ----------- 5216 if val is None: 5217 # Check if we should send null update File C:\ProgramData\anaconda3\Lib\site-packages\plotly\basedatatypes.py:5207, in BasePlotlyType._set_prop(self, prop, val) 5204 validator = self._get_validator(prop) 5206 try: -&gt; 5207 val = validator.validate_coerce(val) 5208 except ValueError as err: 5209 if self._skip_invalid: File C:\ProgramData\anaconda3\Lib\site-packages\_plotly_utils\basevalidators.py:1411, in ColorValidator.validate_coerce(self, v, should_raise) 1409 validated_v = self.vc_scalar(v) 1410 if validated_v is None and should_raise: -&gt; 1411 self.raise_invalid_val(v) 1413 v = validated_v 1415 return v File C:\ProgramData\anaconda3\Lib\site-packages\_plotly_utils\basevalidators.py:296, in BaseValidator.raise_invalid_val(self, v, inds) 293 for i in inds: 294 name += "[" + str(i) + "]" --&gt; 296 raise ValueError( 297 """ 298 Invalid value of type {typ} received for the '{name}' property of {pname} 299 Received value: {v} 300 301 {valid_clr_desc}""".format( 302 name=name, 303 pname=self.parent_name, 304 typ=type_str(v), 305 v=repr(v), 306 valid_clr_desc=self.description(), 307 ) 308 ) ValueError: Invalid value of type 'builtins.str' received for the 'color' property of scatter.line Received value: 'rgba(255, 153, 51, np.float64(1.0))' The 'color' property is a color and may be specified as: - A hex string (e.g. '#ff0000') - An rgb/rgba string (e.g. 'rgb(255,0,0)') - An hsl/hsla string (e.g. 'hsl(0,100%,50%)') - An hsv/hsva string (e.g. 'hsv(0,100%,100%)') - A named CSS color: aliceblue, antiquewhite, aqua, aquamarine, azure, beige, bisque, black, blanchedalmond, blue, blueviolet, brown, burlywood, cadetblue, chartreuse, chocolate, coral, cornflowerblue, cornsilk, crimson, cyan, darkblue, darkcyan, darkgoldenrod, darkgray, darkgrey, darkgreen, darkkhaki, darkmagenta, darkolivegreen, darkorange, darkorchid, darkred, darksalmon, darkseagreen, darkslateblue, darkslategray, darkslategrey, darkturquoise, darkviolet, deeppink, deepskyblue, dimgray, dimgrey, dodgerblue, firebrick, floralwhite, forestgreen, fuchsia, gainsboro, ghostwhite, gold, goldenrod, gray, grey, green, greenyellow, honeydew, hotpink, indianred, indigo, ivory, khaki, lavender, lavenderblush, lawngreen, lemonchiffon, lightblue, lightcoral, lightcyan, lightgoldenrodyellow, lightgray, lightgrey, lightgreen, lightpink, lightsalmon, lightseagreen, lightskyblue, lightslategray, lightslategrey, lightsteelblue, lightyellow, lime, limegreen, linen, magenta, maroon, mediumaquamarine, mediumblue, mediumorchid, mediumpurple, mediumseagreen, mediumslateblue, mediumspringgreen, mediumturquoise, mediumvioletred, midnightblue, mintcream, mistyrose, moccasin, navajowhite, navy, oldlace, olive, olivedrab, orange, orangered, orchid, palegoldenrod, palegreen, paleturquoise, palevioletred, papayawhip, peachpuff, peru, pink, plum, powderblue, purple, red, rosybrown, royalblue, rebeccapurple, saddlebrown, salmon, sandybrown, seagreen, seashell, sienna, silver, skyblue, slateblue, slategray, slategrey, snow, springgreen, steelblue, tan, teal, thistle, tomato, turquoise, violet, wheat, white, whitesmoke, yellow, yellowgreen</text:p>
      <text:h text:style-name="P5" text:outline-level="6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4"><text:span text:style-name="T1">Chat Answer:</text:span></text:p>
      <text:p text:style-name="P20">Thanks for sharing the full traceback — that helps a lot ✅</text:p>
      <text:p text:style-name="P20">The key part of the error is:</text:p>
      <text:p text:style-name="P9"><text:span text:style-name="Source_20_Text">Invalid value of type 'builtins.str' received for the 'color' property of scatter.line</text:span></text:p>
      <text:p text:style-name="P10"><text:span text:style-name="Source_20_Text">Received value: 'rgba(255, 153, 51, np.float64(1.0))'</text:span></text:p>
      <text:p text:style-name="P20">👉 This means that <text:span text:style-name="Strong_20_Emphasis">Cufflinks (QuantFig) is generating an invalid color string</text:span> — specifically, it is mixing a Python float (<text:span text:style-name="Source_20_Text">np.float64</text:span>) into the <text:span text:style-name="Source_20_Text">rgba()</text:span> string. Plotly doesn’t know how to parse that.</text:p>
      <text:p text:style-name="P20">This is a <text:span text:style-name="Strong_20_Emphasis">known issue</text:span> with some versions of <text:span text:style-name="Strong_20_Emphasis">cufflinks + plotly</text:span>.</text:p>
      <text:p text:style-name="P7"/>
      <text:h text:style-name="P2" text:outline-level="3">🔧 How to Fix</text:h>
      <text:list text:style-name="L10">
        <text:list-item>
          <text:p text:style-name="P21"><text:span text:style-name="Strong_20_Emphasis">Update your libraries</text:span><text:line-break/>Make sure you have the latest versions:</text:p>
        </text:list-item>
      </text:list>
      <text:p text:style-name="P10"><text:span text:style-name="Source_20_Text">pip install --upgrade cufflinks plotly</text:span></text:p>
      <text:list text:style-name="L13">
        <text:list-item>
          <text:p text:style-name="P22"><text:span text:style-name="Strong_20_Emphasis">Workaround in your code</text:span><text:line-break/>The problem usually happens with the <text:span text:style-name="Source_20_Text">color</text:span> argument in studies (like SMA).<text:line-break/>Instead of:</text:p>
        </text:list-item>
      </text:list>
      <text:p text:style-name="P10"><text:span text:style-name="Source_20_Text">figure.add_sma(periods=[14, 21], column='Close', color=['magenta', 'green'])</text:span></text:p>
      <text:p text:style-name="P20">Try <text:span text:style-name="Strong_20_Emphasis">without the </text:span><text:span text:style-name="Source_20_Text">color</text:span><text:span text:style-name="Strong_20_Emphasis"> argument</text:span> and let Cufflinks auto-assign colors:</text:p>
      <text:p text:style-name="P10"><text:span text:style-name="Source_20_Text">figure.add_sma(periods=[14, 21], column='Close')</text:span></text:p>
      <text:p text:style-name="P20">Or, if you want explicit colors, use <text:span text:style-name="Strong_20_Emphasis">valid CSS/Plotly color strings</text:span>:</text:p>
      <text:p text:style-name="P10"><text:span text:style-name="Source_20_Text">figure.add_sma(periods=[14, 21], column='Close', color=['rgb(255,0,255)', 'rgb(0,128,0)'])</text:span></text:p>
      <text:p text:style-name="P20">⚠️ Avoid <text:span text:style-name="Source_20_Text">rgba(..., np.float64(1.0))</text:span> — that’s what’s breaking.</text:p>
      <text:list text:style-name="L14">
        <text:list-item>
          <text:p text:style-name="P23"><text:span text:style-name="Strong_20_Emphasis">Force conversion in Cufflinks internals</text:span> (if needed)<text:line-break/>If updating doesn’t fix it, you can patch the generated colors by converting them to plain strings before plotting:</text:p>
        </text:list-item>
      </text:list>
      <text:p text:style-name="P9"><text:span text:style-name="Source_20_Text">import numpy as np</text:span></text:p>
      <text:p text:style-name="P9"/>
      <text:p text:style-name="P9"><text:span text:style-name="Source_20_Text"># Fix: Ensure alpha is a float, not np.float64</text:span></text:p>
      <text:p text:style-name="P10"><text:span text:style-name="Source_20_Text">fixed_color = f'rgba(255,153,51,{float(1.0)})'</text:span></text:p>
      <text:p text:style-name="P7"/>
      <text:h text:style-name="P2" text:outline-level="3"><text:soft-page-break/>✅ Recommended Fix for Your Code</text:h>
      <text:p text:style-name="P20">Try this first:</text:p>
      <text:p text:style-name="P9"><text:span text:style-name="Source_20_Text">figure = cf.QuantFig(stock_df, title='Amazon.com, Inc. (AMZN) Candlestick Chart', name='AMZN')</text:span></text:p>
      <text:p text:style-name="P9"><text:span text:style-name="Source_20_Text">figure.add_sma(periods=[14, 21], column='Close', color=['rgb(255,0,255)', 'rgb(0,128,0)'])</text:span></text:p>
      <text:p text:style-name="P10"><text:span text:style-name="Source_20_Text">figure.iplot(theme='white', up_color='green', down_color='red')</text:span></text:p>
      <text:p text:style-name="P7"/>
      <text:p text:style-name="P20">Would you like me to show you a <text:span text:style-name="Strong_20_Emphasis">minimal working QuantFig example</text:span> with SMA + candlesticks using the fixed color definitions? That way, you can test if your setup is correct.</text:p>
      <text:h text:style-name="P4" text:outline-level="5">You said:</text:h>
      <text:p text:style-name="P20">I'm still getting this error with your code fix: --------------------------------------------------------------------------- ValueError Traceback (most recent call last) Cell In[100], line 4 2 figure = cf.QuantFig(stock_df, title='Amazon.com, Inc. (AMZN) Candlestick Chart', name='AMZN') 3 figure.add_sma(periods=[14, 21], column='Close', color=['rgb(255,0,255)', 'rgb(0,128,0)']) ----&gt; 4 figure.iplot(theme='white', up_color='green', down_color='red') File C:\ProgramData\anaconda3\Lib\site-packages\cufflinks\quant_figure.py:1235, in QuantFig.iplot(self, **kwargs) 1233 kwargs.update(slice=_slice,resample=_resample) 1234 for k,v in list(self.studies.items()): -&gt; 1235 study_fig=self._get_study_figure(k,**kwargs) 1236 study_fig=tools.fig_to_dict(study_fig) 1237 if 'yaxis' in study_fig['layout']: File C:\ProgramData\anaconda3\Lib\site-packages\cufflinks\quant_figure.py:1073, in QuantFig._get_study_figure(self, study_id, **kwargs) 1071 if kind in ('sma','ema','atr','adx','dmi','ptps'): 1072 local_kwargs,params=get_params([],params,display) -&gt; 1073 fig=df.ta_figure(study=kind,**params) 1075 if kind=='boll': 1076 local_kwargs,params=get_params(['fill','fillcolor'],params,display) File C:\ProgramData\anaconda3\Lib\site-packages\cufflinks\plotlytools.py:1485, in _ta_figure(self, **kwargs) 1476 """ 1477 Generates a Plotly figure for the given DataFrame 1478 (...) 1482 help(cufflinks.pd.DataFrame.iplot) 1483 """ 1484 kwargs['asFigure']=True -&gt; 1485 return self.ta_plot(**kwargs) File C:\ProgramData\anaconda3\Lib\site-packages\cufflinks\plotlytools.py:1631, in _ta_plot(self, study, periods, column, include, str, detail, theme, sharing, filename, asFigure, **iplot_kwargs) 1628 ta_func = eval('ta.{0}'.format(study)) 1630 inset=study in ('sma','boll','ema','atr','ptps') -&gt; 1631 figure=get_study(self,ta_func,iplot_kwargs,iplot_study_kwargs,include=include, 1632 column=column,str=str,inset=inset) 1634 ## Add Bands 1635 if study in ('rsi','cci'): File C:\ProgramData\anaconda3\Lib\site-packages\cufflinks\plotlytools.py:1605, in _ta_plot.&lt;locals&gt;.get_study(df, func, iplot_kwargs, iplot_study_kwargs, str, include, column, inset) 1603 if 'legend' in iplot_kwargs: 1604 iplot_study_kwargs['legend']=iplot_kwargs['legend'] -&gt; 1605 fig_0=df.figure(**iplot_kwargs) 1606 df_ta=func(df,column=column,include=False,str=str,**study_kwargs) 1607 kind=iplot_kwargs['kind'] if 'kind' in iplot_kwargs else '' File C:\ProgramData\anaconda3\Lib\site-packages\cufflinks\plotlytools.py:1296, in _figure(self, **kwargs) 1287 """ 1288 Generates a Plotly figure for the given DataFrame 1289 (...) 1293 help(cufflinks.pd.DataFrame.iplot) 1294 """ 1295 kwargs['asFigure']=True -&gt; 1296 return self.iplot(**kwargs) File C:\ProgramData\anaconda3\Lib\site-packages\cufflinks\plotlytools.py:839, in _iplot(self, kind, data, layout, filename, sharing, title, <text:soft-page-break/>xTitle, yTitle, zTitle, theme, colors, colorscale, fill, width, dash, mode, interpolation, symbol, size, barmode, sortbars, bargap, bargroupgap, bins, histnorm, histfunc, orientation, boxpoints, annotations, keys, bestfit, bestfit_colors, mean, mean_colors, categories, x, y, z, text, gridcolor, zerolinecolor, margin, labels, values, secondary_y, secondary_y_title, subplots, shape, error_x, error_y, error_type, locations, lon, lat, asFrame, asDates, asFigure, asImage, dimensions, asPlot, asUrl, online, **kwargs) 837 if not isinstance(text,list): 838 text=self[text].values --&gt; 839 data=df.to_iplot(colors=colors,colorscale=colorscale,kind=kind,interpolation=interpolation,fill=fill,width=width,dash=dash,sortbars=sortbars,keys=keys, 840 bestfit=bestfit,bestfit_colors=bestfit_colors,mean=mean,mean_colors=mean_colors,asDates=asDates,mode=mode,symbol=symbol,size=size, 841 text=text,**kwargs) 842 trace_kw=check_kwargs(kwargs,TRACE_KWARGS) 843 for trace in data: File C:\ProgramData\anaconda3\Lib\site-packages\cufflinks\plotlytools.py:161, in _to_iplot(self, colors, colorscale, kind, mode, interpolation, symbol, size, fill, width, dash, sortbars, keys, bestfit, bestfit_colors, opacity, mean, mean_colors, asDates, asTimestamp, text, **kwargs) 159 lines_plotly=[Bar(lines[key]).to_plotly_json() for key in keys] 160 else: --&gt; 161 lines_plotly=[Scatter(lines[key]).to_plotly_json() for key in keys] 162 for trace in lines_plotly: 163 if isinstance(trace['name'],pd.Timestamp): File C:\ProgramData\anaconda3\Lib\site-packages\plotly\graph_objs\_scatter.py:3530, in Scatter.__init__(self, arg, alignmentgroup, cliponaxis, connectgaps, customdata, customdatasrc, dx, dy, error_x, error_y, fill, fillcolor, fillgradient, fillpattern, groupnorm, hoverinfo, hoverinfosrc, hoverlabel, hoveron, hovertemplate, hovertemplatesrc, hovertext, hovertextsrc, ids, idssrc, legend, legendgroup, legendgrouptitle, legendrank, legendwidth, line, marker, meta, metasrc, mode, name, offsetgroup, opacity, orientation, selected, selectedpoints, showlegend, stackgaps, stackgroup, stream, text, textfont, textposition, textpositionsrc, textsrc, texttemplate, texttemplatesrc, uid, uirevision, unselected, visible, x, x0, xaxis, xcalendar, xhoverformat, xperiod, xperiod0, xperiodalignment, xsrc, y, y0, yaxis, ycalendar, yhoverformat, yperiod, yperiod0, yperiodalignment, ysrc, zorder, **kwargs) 3528 _v = line if line is not None else _v 3529 if _v is not None: -&gt; 3530 self["line"] = _v 3531 _v = arg.pop("marker", None) 3532 _v = marker if marker is not None else _v File C:\ProgramData\anaconda3\Lib\site-packages\plotly\basedatatypes.py:4860, in BasePlotlyType.__setitem__(self, prop, value) 4858 # ### Handle compound property ### 4859 if isinstance(validator, CompoundValidator): -&gt; 4860 self._set_compound_prop(prop, value) 4862 # ### Handle compound array property ### 4863 elif isinstance(validator, (CompoundArrayValidator, BaseDataValidator)): File C:\ProgramData\anaconda3\Lib\site-packages\plotly\basedatatypes.py:5271, in BasePlotlyType._set_compound_prop(self, prop, val) 5268 # Import value 5269 # ------------ 5270 validator = self._get_validator(prop) -&gt; 5271 val = validator.validate_coerce(val, skip_invalid=self._skip_invalid) 5273 # Save deep copies of current and new states 5274 # ------------------------------------------ 5275 curr_val = self._compound_props.get(prop, None) File C:\ProgramData\anaconda3\Lib\site-packages\_plotly_utils\basevalidators.py:2512, in CompoundValidator.validate_coerce(self, v, skip_invalid, _validate) 2509 v = self.data_class() 2511 elif isinstance(v, dict): -&gt; 2512 v = self.data_class(v, skip_invalid=skip_invalid, _validate=_validate) 2514 elif isinstance(v, self.data_class): 2515 # Copy object 2516 v = self.data_class(v) File C:\ProgramData\anaconda3\Lib\site-packages\plotly\graph_objs\scatter\_line.py:374, in Line.__init__(self, arg, backoff, backoffsrc, color, dash, shape, simplify, smoothing, width, **kwargs) 372 _v = color if color is not None else _v 373 if _v is not None: --&gt; 374 self["color"] = _v 375 _v = arg.pop("dash", None) 376 _v = dash if dash is not None else _v File C:\ProgramData\anaconda3\Lib\site-packages\plotly\basedatatypes.py:4868, in <text:soft-page-break/>BasePlotlyType.__setitem__(self, prop, value) 4864 self._set_array_prop(prop, value) 4866 # ### Handle simple property ### 4867 else: -&gt; 4868 self._set_prop(prop, value) 4869 else: 4870 # Make sure properties dict is initialized 4871 self._init_props() File C:\ProgramData\anaconda3\Lib\site-packages\plotly\basedatatypes.py:5212, in BasePlotlyType._set_prop(self, prop, val) 5210 return 5211 else: -&gt; 5212 raise err 5214 # val is None 5215 # ----------- 5216 if val is None: 5217 # Check if we should send null update File C:\ProgramData\anaconda3\Lib\site-packages\plotly\basedatatypes.py:5207, in BasePlotlyType._set_prop(self, prop, val) 5204 validator = self._get_validator(prop) 5206 try: -&gt; 5207 val = validator.validate_coerce(val) 5208 except ValueError as err: 5209 if self._skip_invalid: File C:\ProgramData\anaconda3\Lib\site-packages\_plotly_utils\basevalidators.py:1411, in ColorValidator.validate_coerce(self, v, should_raise) 1409 validated_v = self.vc_scalar(v) 1410 if validated_v is None and should_raise: -&gt; 1411 self.raise_invalid_val(v) 1413 v = validated_v 1415 return v File C:\ProgramData\anaconda3\Lib\site-packages\_plotly_utils\basevalidators.py:296, in BaseValidator.raise_invalid_val(self, v, inds) 293 for i in inds: 294 name += "[" + str(i) + "]" --&gt; 296 raise ValueError( 297 """ 298 Invalid value of type {typ} received for the '{name}' property of {pname} 299 Received value: {v} 300 301 {valid_clr_desc}""".format( 302 name=name, 303 pname=self.parent_name, 304 typ=type_str(v), 305 v=repr(v), 306 valid_clr_desc=self.description(), 307 ) 308 ) ValueError: Invalid value of type 'builtins.str' received for the 'color' property of scatter.line Received value: 'rgba(255, 153, 51, np.float64(1.0))' The 'color' property is a color and may be specified as: - A hex string (e.g. '#ff0000') - An rgb/rgba string (e.g. 'rgb(255,0,0)') - An hsl/hsla string (e.g. 'hsl(0,100%,50%)') - An hsv/hsva string (e.g. 'hsv(0,100%,100%)') - A named CSS color: aliceblue, antiquewhite, aqua, aquamarine, azure, beige, bisque, black, blanchedalmond, blue, blueviolet, brown, burlywood, cadetblue, chartreuse, chocolate, coral, cornflowerblue, cornsilk, crimson, cyan, darkblue, darkcyan, darkgoldenrod, darkgray, darkgrey, darkgreen, darkkhaki, darkmagenta, darkolivegreen, darkorange, darkorchid, darkred, darksalmon, darkseagreen, darkslateblue, darkslategray, darkslategrey, darkturquoise, darkviolet, deeppink, deepskyblue, dimgray, dimgrey, dodgerblue, firebrick, floralwhite, forestgreen, fuchsia, gainsboro, ghostwhite, gold, goldenrod, gray, grey, green, greenyellow, honeydew, hotpink, indianred, indigo, ivory, khaki, lavender, lavenderblush, lawngreen, lemonchiffon, lightblue, lightcoral, lightcyan, lightgoldenrodyellow, lightgray, lightgrey, lightgreen, lightpink, lightsalmon, lightseagreen, lightskyblue, lightslategray, lightslategrey, lightsteelblue, lightyellow, lime, limegreen, linen, magenta, maroon, mediumaquamarine, mediumblue, mediumorchid, mediumpurple, mediumseagreen, mediumslateblue, mediumspringgreen, mediumturquoise, mediumvioletred, midnightblue, mintcream, mistyrose, moccasin, navajowhite, navy, oldlace, olive, olivedrab, orange, orangered, orchid, palegoldenrod, palegreen, paleturquoise, palevioletred, papayawhip, peachpuff, peru, pink, plum, powderblue, purple, red, rosybrown, royalblue, rebeccapurple, saddlebrown, salmon, sandybrown, seagreen, seashell, sienna, silver, skyblue, slateblue, slategray, slategrey, snow, springgreen, steelblue, tan, teal, thistle, tomato, turquoise, violet, wheat, white, whitesmoke, yellow, yellowgreen</text:p>
      <text:h text:style-name="P5" text:outline-level="6">ChatGPT said:</text:h>
      <text:p text:style-name="P20">Got it 👍 — thanks for pasting the full traceback.</text:p>
      <text:p text:style-name="P20">The error is still the same root cause: <text:span text:style-name="Strong_20_Emphasis">Cufflinks’ </text:span><text:span text:style-name="Source_20_Text">QuantFig</text:span><text:span text:style-name="Strong_20_Emphasis"> is internally generating an invalid </text:span><text:span text:style-name="Source_20_Text">rgba(..., np.float64(1.0))</text:span><text:span text:style-name="Strong_20_Emphasis"> color string</text:span> when adding SMA/EMA studies. Even when you pass valid colors, inside its code it converts alpha to a NumPy float and feeds it to Plotly.</text:p>
      <text:p text:style-name="P20">This is a <text:span text:style-name="Strong_20_Emphasis">bug in Cufflinks</text:span> that has been around for a while with newer versions of Plotly.</text:p>
      <text:p text:style-name="P7"><text:soft-page-break/></text:p>
      <text:h text:style-name="P2" text:outline-level="3">🔧 Workarounds</text:h>
      <text:h text:style-name="P3" text:outline-level="4">1. Don’t set custom SMA colors (quick fix)</text:h>
      <text:p text:style-name="P20">Just let Cufflinks pick default colors:</text:p>
      <text:p text:style-name="P9"><text:span text:style-name="Source_20_Text">figure = cf.QuantFig(stock_df, title='Amazon.com, Inc. (AMZN) Candlestick Chart', name='AMZN')</text:span></text:p>
      <text:p text:style-name="P9"><text:span text:style-name="Source_20_Text">figure.add_sma(periods=[14, 21], column='Close') <text:s/># no color arg</text:span></text:p>
      <text:p text:style-name="P10"><text:span text:style-name="Source_20_Text">figure.iplot(theme='white', up_color='green', down_color='red')</text:span></text:p>
      <text:p text:style-name="P20">This avoids the broken color injection.</text:p>
      <text:p text:style-name="P7"/>
      <text:h text:style-name="P3" text:outline-level="4">2. Monkey-patch Cufflinks’ color generation (advanced but reliable)</text:h>
      <text:p text:style-name="P20">You can patch the part of Cufflinks that builds colors to <text:span text:style-name="Strong_20_Emphasis">force conversion of NumPy floats to native floats</text:span>:</text:p>
      <text:p text:style-name="P9"><text:span text:style-name="Source_20_Text">import cufflinks as cf</text:span></text:p>
      <text:p text:style-name="P9"><text:span text:style-name="Source_20_Text">import numpy as np</text:span></text:p>
      <text:p text:style-name="P9"/>
      <text:p text:style-name="P9"><text:span text:style-name="Source_20_Text"># Patch the color formatter inside cufflinks</text:span></text:p>
      <text:p text:style-name="P9"><text:span text:style-name="Source_20_Text">def fix_rgba(color_tuple):</text:span></text:p>
      <text:p text:style-name="P9"><text:span text:style-name="Source_20_Text"><text:s text:c="4"/>r, g, b, a = color_tuple</text:span></text:p>
      <text:p text:style-name="P9"><text:span text:style-name="Source_20_Text"><text:s text:c="4"/>return f'rgba({int(r)}, {int(g)}, {int(b)}, {float(a)})'</text:span></text:p>
      <text:p text:style-name="P9"/>
      <text:p text:style-name="P10"><text:span text:style-name="Source_20_Text">cf.colors._rgba = fix_rgba <text:s/># override the buggy function</text:span></text:p>
      <text:p text:style-name="P20">Run this <text:span text:style-name="Strong_20_Emphasis">before</text:span> creating your <text:span text:style-name="Source_20_Text">QuantFig</text:span>. This way, any <text:span text:style-name="Source_20_Text">np.float64</text:span> gets converted into a plain float that Plotly accepts.</text:p>
      <text:p text:style-name="P7"/>
      <text:h text:style-name="P3" text:outline-level="4">3. Skip Cufflinks SMA and use Pandas + Plotly directly (most robust)</text:h>
      <text:p text:style-name="P20">Instead of relying on <text:span text:style-name="Source_20_Text">QuantFig.add_sma</text:span>, calculate SMA manually with Pandas and add it as a Plotly trace:</text:p>
      <text:p text:style-name="P9"><text:span text:style-name="Source_20_Text">import yfinance as yf</text:span></text:p>
      <text:p text:style-name="P9"><text:span text:style-name="Source_20_Text">import pandas as pd</text:span></text:p>
      <text:p text:style-name="P9"><text:span text:style-name="Source_20_Text">import plotly.graph_objects as go</text:span></text:p>
      <text:p text:style-name="P9"/>
      <text:p text:style-name="P9"><text:span text:style-name="Source_20_Text"># Get data</text:span></text:p>
      <text:p text:style-name="P9"><text:span text:style-name="Source_20_Text">df = yf.download("AMZN", start="2023-01-01", end="2023-12-31")</text:span></text:p>
      <text:p text:style-name="P9"/>
      <text:p text:style-name="P9"><text:span text:style-name="Source_20_Text"># Calculate SMA</text:span></text:p>
      <text:p text:style-name="P9"><text:span text:style-name="Source_20_Text">df['SMA14'] = df['Close'].rolling(14).mean()</text:span></text:p>
      <text:p text:style-name="P9"><text:span text:style-name="Source_20_Text">df['SMA21'] = df['Close'].rolling(21).mean()</text:span></text:p>
      <text:p text:style-name="P9"/>
      <text:p text:style-name="P9"><text:span text:style-name="Source_20_Text"># Candlestick</text:span></text:p>
      <text:p text:style-name="P9"><text:span text:style-name="Source_20_Text">fig = go.Figure(data=[go.Candlestick(</text:span></text:p>
      <text:p text:style-name="P9"><text:span text:style-name="Source_20_Text"><text:s text:c="4"/>x=df.index,</text:span></text:p>
      <text:p text:style-name="P9"><text:span text:style-name="Source_20_Text"><text:s text:c="4"/>open=df['Open'], high=df['High'],</text:span></text:p>
      <text:p text:style-name="P9"><text:span text:style-name="Source_20_Text"><text:s text:c="4"/>low=df['Low'], close=df['Close'],</text:span></text:p>
      <text:p text:style-name="P9"><text:span text:style-name="Source_20_Text"><text:s text:c="4"/>name="Candlesticks"</text:span></text:p>
      <text:p text:style-name="P9"><text:span text:style-name="Source_20_Text">)])</text:span></text:p>
      <text:p text:style-name="P9"/>
      <text:p text:style-name="P9"><text:soft-page-break/><text:span text:style-name="Source_20_Text"># Add SMA lines</text:span></text:p>
      <text:p text:style-name="P9"><text:span text:style-name="Source_20_Text">fig.add_trace(go.Scatter(x=df.index, y=df['SMA14'], mode='lines', name='SMA 14', line=dict(color='magenta')))</text:span></text:p>
      <text:p text:style-name="P9"><text:span text:style-name="Source_20_Text">fig.add_trace(go.Scatter(x=df.index, y=df['SMA21'], mode='lines', name='SMA 21', line=dict(color='green')))</text:span></text:p>
      <text:p text:style-name="P9"/>
      <text:p text:style-name="P9"><text:span text:style-name="Source_20_Text">fig.update_layout(title="Amazon.com, Inc. (AMZN) Candlestick with SMA")</text:span></text:p>
      <text:p text:style-name="P10"><text:span text:style-name="Source_20_Text">fig.show()</text:span></text:p>
      <text:p text:style-name="P20">This way you <text:span text:style-name="Strong_20_Emphasis">bypass Cufflinks entirely</text:span> and keep full control.</text:p>
      <text:p text:style-name="P7"/>
      <text:p text:style-name="P20">✅ My recommendation: if you want to keep using <text:span text:style-name="Source_20_Text">QuantFig</text:span>, try <text:span text:style-name="Strong_20_Emphasis">workaround 1</text:span> (skip custom colors). If you need styling control, go with <text:span text:style-name="Strong_20_Emphasis">workaround 3</text:span> (manual Plotly).</text:p>
      <text:p text:style-name="P11">Do you want me to show you how to fully <text:span text:style-name="Strong_20_Emphasis">replace </text:span><text:span text:style-name="Source_20_Text">QuantFig</text:span><text:span text:style-name="Strong_20_Emphasis"> with pure Plotly</text:span> but still get candlesticks + RSI + Bollinger Bands in one chart? That avoids all the Cufflinks bug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><text:soft-page-break/>3. DEBUG ERROR IN PYTHON MODULE</text:p>
      <text:p text:style-name="P24"><text:span text:style-name="T1">Prompt:</text:span></text:p>
      <text:p text:style-name="P20">I have another error in another code: --------------------------------------------------------------------------- ModuleNotFoundError Traceback (most recent call last) Cell In[109], line 3 1 # Plot histograms for stocks daily returns using plotly express 2 # Compare META to JNJ daily returns histograms ----&gt; 3 fig = px.histogram(daily_returns_df.drop(columns = ['Date'])) 4 fig.update_layout({'plot_bgcolor': "white"}) File C:\ProgramData\anaconda3\Lib\site-packages\plotly\express\_chart_types.py:480, in histogram(data_frame, x, y, color, pattern_shape, facet_row, facet_col, facet_col_wrap, facet_row_spacing, facet_col_spacing, hover_name, hover_data, animation_frame, animation_group, category_orders, labels, color_discrete_sequence, color_discrete_map, pattern_shape_sequence, pattern_shape_map, marginal, opacity, orientation, barmode, barnorm, histnorm, log_x, log_y, range_x, range_y, histfunc, cumulative, nbins, text_auto, title, template, width, height) 432 return make_figure( 433 args=locals(), 434 constructor="timeline", 435 trace_patch=dict(textposition="auto", orientation="h"), 436 layout_patch=dict(barmode="overlay"), 437 ) 440 timeline.__doc__ = make_docstring(timeline) 443 def histogram( 444 data_frame=None, 445 x=None, 446 y=None, 447 color=None, 448 pattern_shape=None, 449 facet_row=None, 450 facet_col=None, 451 facet_col_wrap=0, 452 facet_row_spacing=None, 453 facet_col_spacing=None, 454 hover_name=None, 455 hover_data=None, 456 animation_frame=None, 457 animation_group=None, 458 category_orders=None, 459 labels=None, 460 color_discrete_sequence=None, 461 color_discrete_map=None, 462 pattern_shape_sequence=None, 463 pattern_shape_map=None, 464 marginal=None, 465 opacity=None, 466 orientation=None, 467 barmode="relative", 468 barnorm=None, 469 histnorm=None, 470 log_x=False, 471 log_y=False, 472 range_x=None, 473 range_y=None, 474 histfunc=None, 475 cumulative=None, 476 nbins=None, 477 text_auto=False, 478 title=None, 479 subtitle=None, --&gt; 480 template=None, 481 width=None, 482 height=None, 483 ) -&gt; go.Figure: 484 """ 485 In a histogram, rows of <text:span text:style-name="Source_20_Text">data_frame</text:span> are grouped together into a 486 rectangular mark to visualize the 1D distribution of an aggregate 487 function <text:span text:style-name="Source_20_Text">histfunc</text:span> (e.g. the count or sum) of the value <text:span text:style-name="Source_20_Text">y</text:span> (or <text:span text:style-name="Source_20_Text">x</text:span> if 488 <text:span text:style-name="Source_20_Text">orientation</text:span> is <text:span text:style-name="Source_20_Text">'h'</text:span>). 489 """ 490 return make_figure( 491 args=locals(), 492 constructor=go.Histogram, (...) 498 layout_patch=dict(barmode=barmode, barnorm=barnorm), 499 ) File C:\ProgramData\anaconda3\Lib\site-packages\plotly\express\_core.py:2115, in make_figure(args, constructor, trace_patch, layout_patch) 2113 if not args["hover_data"]: 2114 args["hover_data"] = [args["color"]] -&gt; 2115 elif isinstance(args["hover_data"], dict): 2116 if not args["hover_data"].get(args["color"]): 2117 args["hover_data"][args["color"]] = (True, None) File C:\ProgramData\anaconda3\Lib\site-packages\plotly\express\_core.py:994, in apply_default_cascade(args) 986 def make_trendline_spec(args, constructor): 987 trace_spec = TraceSpec( 988 constructor=( 989 go.Scattergl 990 if constructor == go.Scattergl # could be contour 991 else go.Scatter 992 ), 993 attrs=["trendline"], --&gt; 994 trace_patch=dict(mode="lines"), 995 marginal=None, 996 ) 997 if args["trendline_color_override"]: 998 trace_spec.trace_patch["line"] = dict(color=args["trendline_color_override"]) File C:\ProgramData\anaconda3\Lib\site-packages\plotly\graph_objs\bar\marker\_pattern.py:252, in shape(self) 250 @size.setter 251 def size(self, val): --&gt; 252 self["size"] = val File C:\ProgramData\anaconda3\Lib\site-packages\plotly\basedatatypes.py:4717, in BasePlotlyType.__getitem__(self, prop) 4712 if prop not in self._valid_props: 4713 self._raise_on_invalid_property_error(_error_to_raise=PlotlyKeyError)<text:soft-page-break/>( 4714 prop 4715 ) -&gt; 4717 validator = self._get_validator(prop) 4719 if isinstance(validator, CompoundValidator): 4720 if self._compound_props.get(prop, None) is None: 4721 # Init compound objects File C:\ProgramData\anaconda3\Lib\site-packages\plotly\basedatatypes.py:4338, in BasePlotlyType._get_validator(self, prop) 4335 def _get_validator(self, prop): 4336 from .validator_cache import ValidatorCache -&gt; 4338 return ValidatorCache.get_validator(self._path_str, prop) File C:\ProgramData\anaconda3\Lib\site-packages\plotly\validator_cache.py:28, in get_validator(parent_path, prop_name) 24 raise FileNotFoundError( 25 f"Validator JSON file not found: {validator_json_path}" 26 ) 27 with open(validator_json_path, "r") as f: ---&gt; 28 ValidatorCache._json_cache = json.load(f) 30 key = (parent_path, prop_name) 31 if key not in ValidatorCache._cache: File C:\ProgramData\anaconda3\Lib\site-packages\_plotly_utils\importers.py:36, in relative_import.&lt;locals&gt;.__getattr__(import_name) 34 rel_module = ".".join(rel_path_parts[:-1]) 35 class_name = import_name ---&gt; 36 class_module = importlib.import_module(rel_module, parent_name) 37 return getattr(class_module, class_name) 39 raise AttributeError( 40 "module {__name__!r} has no attribute {name!r}".format( 41 name=import_name, __name__=parent_name 42 ) 43 ) File C:\ProgramData\anaconda3\Lib\importlib\__init__.py:88, in import_module(name, package) 86 break 87 level += 1 ---&gt; 88 return _bootstrap._gcd_import(name[level:], package, level) File &lt;frozen importlib._bootstrap&gt;:1387, in _gcd_import(name, package, level) File &lt;frozen importlib._bootstrap&gt;:1360, in _find_and_load(name, import_) File &lt;frozen importlib._bootstrap&gt;:1324, in _find_and_load_unlocked(name, import_) ModuleNotFoundError: No module named 'plotly.validators.bar.marker.pattern._shape' </text:p>
      <text:h text:style-name="P5" text:outline-level="6">ChatGPT said:</text:h>
      <text:p text:style-name="P20">Ah, I see what’s happening 👀</text:p>
      <text:p text:style-name="P20">This error:</text:p>
      <text:p text:style-name="P10"><text:span text:style-name="Source_20_Text">ModuleNotFoundError: No module named 'plotly.validators.bar.marker.pattern._shape'</text:span></text:p>
      <text:p text:style-name="P20">means your <text:span text:style-name="Strong_20_Emphasis">Plotly installation is corrupted or mismatched</text:span>. Specifically, Plotly Express is trying to import a validator for bar marker patterns (<text:span text:style-name="Source_20_Text">pattern_shape</text:span>), but the corresponding file is missing in your local installation.</text:p>
      <text:p text:style-name="P7"/>
      <text:h text:style-name="P2" text:outline-level="3">🔧 How to Fix</text:h>
      <text:list text:style-name="L15">
        <text:list-item>
          <text:p text:style-name="P25"><text:span text:style-name="Strong_20_Emphasis">Uninstall Plotly completely</text:span></text:p>
        </text:list-item>
      </text:list>
      <text:p text:style-name="P10"><text:span text:style-name="Source_20_Text">pip uninstall plotly -y</text:span></text:p>
      <text:list text:style-name="L18">
        <text:list-item>
          <text:p text:style-name="P26"><text:span text:style-name="Strong_20_Emphasis">Reinstall the latest stable version</text:span></text:p>
        </text:list-item>
      </text:list>
      <text:p text:style-name="P10"><text:span text:style-name="Source_20_Text">pip install plotly --upgrade</text:span></text:p>
      <text:p text:style-name="P20">If you’re using Jupyter (Anaconda), make sure to install into the right environment:</text:p>
      <text:p text:style-name="P10"><text:span text:style-name="Source_20_Text">conda install -c plotly plotly</text:span></text:p>
      <text:list text:style-name="L19">
        <text:list-item>
          <text:p text:style-name="P27"><text:span text:style-name="Strong_20_Emphasis">Restart your Jupyter kernel</text:span> after reinstalling.</text:p>
        </text:list-item>
      </text:list>
      <text:p text:style-name="P7"/>
      <text:h text:style-name="P2" text:outline-level="3"><text:soft-page-break/>✅ Test After Fix</text:h>
      <text:p text:style-name="P20">Run this simple test:</text:p>
      <text:p text:style-name="P9"><text:span text:style-name="Source_20_Text">import plotly.express as px</text:span></text:p>
      <text:p text:style-name="P9"><text:span text:style-name="Source_20_Text">import pandas as pd</text:span></text:p>
      <text:p text:style-name="P9"/>
      <text:p text:style-name="P9"><text:span text:style-name="Source_20_Text">df = pd.DataFrame({</text:span></text:p>
      <text:p text:style-name="P9"><text:span text:style-name="Source_20_Text"><text:s text:c="4"/>"stock": ["META"]*100 + ["JNJ"]*100,</text:span></text:p>
      <text:p text:style-name="P9"><text:span text:style-name="Source_20_Text"><text:s text:c="4"/>"returns": pd.Series(np.random.randn(200))</text:span></text:p>
      <text:p text:style-name="P9"><text:span text:style-name="Source_20_Text">})</text:span></text:p>
      <text:p text:style-name="P9"/>
      <text:p text:style-name="P9"><text:span text:style-name="Source_20_Text">fig = px.histogram(df, x="returns", color="stock")</text:span></text:p>
      <text:p text:style-name="P10"><text:span text:style-name="Source_20_Text">fig.show()</text:span></text:p>
      <text:p text:style-name="P20">If Plotly is properly installed, you’ll get a histogram with no error.</text:p>
      <text:p text:style-name="P7"/>
      <text:p text:style-name="P20">⚠️ Note: This issue often shows up if you’ve upgraded/downgraded Plotly multiple times (e.g., from v4 to v5+). Some old files stick around in <text:span text:style-name="Source_20_Text">site-packages/plotly/</text:span> and cause conflicts. A <text:span text:style-name="Strong_20_Emphasis">clean uninstall + reinstall</text:span> usually solves it.</text:p>
      <text:p text:style-name="P7"/>
      <text:p text:style-name="P20">👉 Do you want me to also show you how to <text:span text:style-name="Strong_20_Emphasis">compare META vs JNJ histograms</text:span> side by side (instead of overlaid), once your Plotly is fixed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9T11:49:58.293000000</meta:creation-date>
    <dc:date>2025-09-19T11:59:24.928000000</dc:date>
    <meta:editing-duration>PT9M27S</meta:editing-duration>
    <meta:editing-cycles>1</meta:editing-cycles>
    <meta:document-statistic meta:table-count="1" meta:image-count="0" meta:object-count="0" meta:page-count="15" meta:paragraph-count="185" meta:word-count="3878" meta:character-count="36049" meta:non-whitespace-character-count="32351"/>
    <meta:generator>LibreOffice/7.5.0.3$Windows_X86_64 LibreOffice_project/c21113d003cd3efa8c53188764377a8272d9d6de</meta:generator>
  </office:meta>
</office:document-meta>
</file>